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5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6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7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8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9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10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 fo:font-weight="bold" style:font-weight-asian="bold" style:font-weight-complex="bold"/>
    </style:style>
    <style:style style:name="T3" style:family="text">
      <style:text-properties fo:font-style="italic" style:font-style-asian="italic" style:font-style-complex="italic"/>
    </style:style>
    <style:style style:name="P1" style:family="paragraph" style:parent-style-name="Text_20_body" style:list-style-name="L1">
      <style:paragraph-properties fo:margin-top="0in" fo:margin-bottom="0in"/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  <style:style style:name="P4" style:family="paragraph" style:parent-style-name="Text_20_body" style:list-style-name="L4">
      <style:paragraph-properties fo:margin-top="0in" fo:margin-bottom="0in"/>
    </style:style>
    <style:style style:name="P5" style:family="paragraph" style:parent-style-name="Text_20_body" style:list-style-name="L5">
      <style:paragraph-properties fo:margin-top="0in" fo:margin-bottom="0in"/>
    </style:style>
    <style:style style:name="P6" style:family="paragraph" style:parent-style-name="Text_20_body" style:list-style-name="L6">
      <style:paragraph-properties fo:margin-top="0in" fo:margin-bottom="0in"/>
    </style:style>
    <style:style style:name="P7" style:family="paragraph" style:parent-style-name="Text_20_body" style:list-style-name="L7">
      <style:paragraph-properties fo:margin-top="0in" fo:margin-bottom="0in"/>
    </style:style>
    <style:style style:name="P8" style:family="paragraph" style:parent-style-name="Preformatted_20_Text">
    </style:style>
    <style:style style:name="P9" style:family="paragraph" style:parent-style-name="Preformatted_20_Text">
    </style:style>
    <style:style style:name="P10" style:family="paragraph" style:parent-style-name="Text_20_body" style:list-style-name="L8">
    </style:style>
    <style:style style:name="P11" style:family="paragraph" style:parent-style-name="Quotations">
      <style:paragraph-properties fo:margin-left="0.5in" fo:margin-right="0in" fo:text-indent="0in" style:auto-text-indent="false"/>
    </style:style>
    <style:style style:name="P12" style:family="paragraph" style:parent-style-name="Preformatted_20_Text">
    </style:style>
    <style:style style:name="P13" style:family="paragraph" style:parent-style-name="Preformatted_20_Text">
    </style:style>
    <style:style style:name="P14" style:family="paragraph" style:parent-style-name="Preformatted_20_Text">
    </style:style>
    <style:style style:name="P15" style:family="paragraph" style:parent-style-name="Preformatted_20_Text">
    </style:style>
    <style:style style:name="P16" style:family="paragraph" style:parent-style-name="Preformatted_20_Text">
    </style:style>
    <style:style style:name="P17" style:family="paragraph" style:parent-style-name="Quotations">
      <style:paragraph-properties fo:margin-left="0.5in" fo:margin-right="0in" fo:text-indent="0in" style:auto-text-indent="false"/>
    </style:style>
    <style:style style:name="P18" style:family="paragraph" style:parent-style-name="Preformatted_20_Text">
    </style:style>
    <style:style style:name="P19" style:family="paragraph" style:parent-style-name="Preformatted_20_Text">
    </style:style>
    <style:style style:name="P20" style:family="paragraph" style:parent-style-name="Preformatted_20_Text">
    </style:style>
    <style:style style:name="P21" style:family="paragraph" style:parent-style-name="Preformatted_20_Text">
    </style:style>
    <style:style style:name="P22" style:family="paragraph" style:parent-style-name="Preformatted_20_Text">
    </style:style>
    <style:style style:name="P23" style:family="paragraph" style:parent-style-name="Preformatted_20_Text">
    </style:style>
    <style:style style:name="P24" style:family="paragraph" style:parent-style-name="Preformatted_20_Text">
    </style:style>
    <style:style style:name="P25" style:family="paragraph" style:parent-style-name="Preformatted_20_Text">
    </style:style>
    <style:style style:name="P26" style:family="paragraph" style:parent-style-name="Preformatted_20_Text">
    </style:style>
    <style:style style:name="P27" style:family="paragraph" style:parent-style-name="Text_20_body" style:list-style-name="L9">
    </style:style>
    <style:style style:name="P28" style:family="paragraph" style:parent-style-name="Text_20_body" style:list-style-name="L10">
      <style:paragraph-properties fo:margin-top="0in" fo:margin-bottom="0in"/>
    </style:style>
  </office:automatic-styles>
  <office:body>
    <office:text>
      <text:h text:style-name="Heading_20_1" text:outline-level="1">UD03 - Posicionament i Ancoratge</text:h>
      <text:h text:style-name="Heading_20_1" text:outline-level="1">Índex</text:h>
      <text:list text:style-name="L1">
        <text:list-item>
          <text:p text:style-name="P1"><text:a xlink:type="simple" xlink:href="#posicionament-i-ancoratge" office:name=""><text:span text:style-name="Definition">Posicionament i ancoratge</text:span></text:a></text:p>
          <text:list text:style-name="L2">
            <text:list-item>
              <text:p text:style-name="P2"><text:a xlink:type="simple" xlink:href="#tipus-de-posicionament" office:name=""><text:span text:style-name="Definition">Tipus de posicionament</text:span></text:a></text:p>
            </text:list-item>
            <text:list-item>
              <text:p text:style-name="P2"><text:a xlink:type="simple" xlink:href="#ancoratge-dels-elements" office:name=""><text:span text:style-name="Definition">Ancoratge dels elements</text:span></text:a></text:p>
            </text:list-item>
            <text:list-item>
              <text:p text:style-name="P2"><text:a xlink:type="simple" xlink:href="#model-de-capes-stacking-context" office:name=""><text:span text:style-name="Definition">Model de Capes (stacking context)</text:span></text:a></text:p>
            </text:list-item>
            <text:list-item>
              <text:p text:style-name="P2"><text:a xlink:type="simple" xlink:href="#model-de-caixa-box-model" office:name=""><text:span text:style-name="Definition">Model de Caixa (Box Model)</text:span></text:a></text:p>
              <text:list text:style-name="L3">
                <text:list-item>
                  <text:p text:style-name="P3"><text:a xlink:type="simple" xlink:href="#propietat-box-sizing" office:name=""><text:span text:style-name="Definition">Propietat <text:span text:style-name="Source_Text">box-sizing</text:span></text:span></text:a></text:p>
                  <text:list text:style-name="L4">
                    <text:list-item>
                      <text:p text:style-name="P4"><text:a xlink:type="simple" xlink:href="#establir-el-box-sizing-de-forma-global-wip" office:name=""><text:span text:style-name="Definition">Establir el box-sizing de forma global (WIP)</text:span></text:a></text:p>
                    </text:list-item>
                  </text:list>
                </text:list-item>
              </text:list>
            </text:list-item>
            <text:list-item>
              <text:p text:style-name="P2"><text:a xlink:type="simple" xlink:href="#marges" office:name=""><text:span text:style-name="Definition">Marges</text:span></text:a></text:p>
              <text:list text:style-name="L5">
                <text:list-item>
                  <text:p text:style-name="P5"><text:a xlink:type="simple" xlink:href="#marges-negatius" office:name=""><text:span text:style-name="Definition">Marges negatius</text:span></text:a></text:p>
                </text:list-item>
                <text:list-item>
                  <text:p text:style-name="P5"><text:a xlink:type="simple" xlink:href="#marges-colapsats" office:name=""><text:span text:style-name="Definition">Marges colapsats</text:span></text:a></text:p>
                </text:list-item>
              </text:list>
            </text:list-item>
            <text:list-item>
              <text:p text:style-name="P2"><text:a xlink:type="simple" xlink:href="#voreres" office:name=""><text:span text:style-name="Definition">Voreres</text:span></text:a></text:p>
            </text:list-item>
          </text:list>
        </text:list-item>
        <text:list-item>
          <text:p text:style-name="P1"><text:a xlink:type="simple" xlink:href="#javascript-components-css" office:name=""><text:span text:style-name="Definition">Javascript - Components CSS</text:span></text:a></text:p>
          <text:list text:style-name="L6">
            <text:list-item>
              <text:p text:style-name="P6"><text:a xlink:type="simple" xlink:href="#css-modular" office:name=""><text:span text:style-name="Definition">CSS Modular</text:span></text:a></text:p>
            </text:list-item>
            <text:list-item>
              <text:p text:style-name="P6"><text:a xlink:type="simple" xlink:href="#components-javascriptjquery-css" office:name=""><text:span text:style-name="Definition">Components Javascript/jQuery + CSS</text:span></text:a></text:p>
            </text:list-item>
          </text:list>
        </text:list-item>
      </text:list>
      <text:list text:style-name="L7">
        <text:list-item>
          <text:p text:style-name="P7">CSS - Posicionament i Ancoratge</text:p>
        </text:list-item>
        <text:list-item>
          <text:p text:style-name="P7">Javascript - Components CSS</text:p>
        </text:list-item>
      </text:list>
      <text:h text:style-name="Heading_20_1" text:outline-level="1">Posicionament i ancoratge</text:h>
      <text:h text:style-name="Heading_20_2" text:outline-level="2">Tipus de posicionament</text:h>
      <text:p text:style-name="P8">(Propietat `position`)</text:p>
      <text:h text:style-name="Heading_20_2" text:outline-level="2">Ancoratge dels elements</text:h>
      <text:p text:style-name="P9">(Propietat `display`)</text:p>
      <text:h text:style-name="Heading_20_2" text:outline-level="2">Model de Capes (stacking context)</text:h>
      <text:h text:style-name="Heading_20_2" text:outline-level="2">Model de Caixa (Box Model)</text:h>
      <text:p text:style-name="First_20_paragraph">Font: <text:a xlink:type="simple" xlink:href="" office:name=""><text:span text:style-name="Definition">https://www.w3schools.com/css/css_boxmodel.asp</text:span></text:a></text:p>
      <text:h text:style-name="Heading_20_3" text:outline-level="3">Propietat <text:span text:style-name="Source_Text">box-sizing</text:span></text:h>
      <text:p text:style-name="First_20_paragraph">Estableix què mesuren les propietats <text:span text:style-name="Source_Text">height</text:span>, <text:span text:style-name="Source_Text">width</text:span> i derivades (<text:span text:style-name="Source_Text">min-height</text:span>, <text:span text:style-name="Source_Text">max-height</text:span>, ...).</text:p>
      <text:p text:style-name="Text_20_body">Sense comptar <text:span text:style-name="Source_Text">initial</text:span> (que en aquest cas equivaldria a <text:span text:style-name="Source_Text">content-box</text:span> i <text:span text:style-name="Source_Text">inherit</text:span>, la propietat <text:span text:style-name="Source_Text">box-sizing</text:span> pot agafar dos valors:</text:p>
      <text:list text:style-name="L8">
        <text:list-item>
          <text:p text:style-name="P10">content-box.</text:p>
        </text:list-item>
        <text:list-item>
          <text:p text:style-name="P10">border-box.</text:p>
        </text:list-item>
      </text:list>
      <text:p text:style-name="First_20_paragraph">Així, quan està establerta a <text:span text:style-name="Source_Text">content-box</text:span> (per defecte), <text:span text:style-name="Source_Text">height</text:span>, <text:span text:style-name="Source_Text">width</text:span>, etc... defineixen el tamany del contingut. <text:span text:style-name="T1">Per això, si afegim voreres, marges o, fins i tot </text:span><text:span text:style-name="T2">padding</text:span><text:span text:style-name="T1">, l'element ens ocuparà més espaï del que hem especificat</text:span>.</text:p>
      <text:p text:style-name="Text_20_body">En canvi, si l'establim a <text:span text:style-name="Source_Text">border-box</text:span> aquesta mesura inclourà també el <text:span text:style-name="T3">padding</text:span> i les vores (<text:span text:style-name="T3">border</text:span>), fent molt més senzilla la tasca de sumar els espaïs que ens ocupa cada element a l'hora de maquetar.</text:p>
      <text:p text:style-name="P11"><text:span text:style-name="T1">⚠ Avís:</text:span> Així i tot, encara haurem de tenir en compte els marges, si en tenim.</text:p>
      <text:h text:style-name="Heading_20_4" text:outline-level="4">Establir el box-sizing de forma global (WIP)</text:h>
      <text:p text:style-name="First_20_paragraph">Si ho preferim, podem establir el <text:span text:style-name="Source_Text">box-sizing</text:span> a <text:span text:style-name="Source_Text">border-box</text:span> de forma global amb una senzilla regla:</text:p>
      <text:p text:style-name="P12">*,</text:p>
      <text:p text:style-name="P13">::before,</text:p>
      <text:p text:style-name="P14">::after {</text:p>
      <text:p text:style-name="P15"><text:s text:c="2"/>box-sizing: border-box; </text:p>
      <text:p text:style-name="P16">}</text:p>
      <text:p text:style-name="P17">:bomb: Però si estam treballant en un projecte preexistent, podria passar que tinguéssim codi css anterior que, al estar calculat segons el comportament per defecte, deixas de funcionar corrèctament.</text:p>
      <text:p text:style-name="P17">El mateix ens pot passar si fem servir frameworks css externs que hagin estat dissenyats en base a <text:span text:style-name="Source_Text">border-sizing: content-box</text:span>. Si be molts, com <text:span text:style-name="T3">Bootstrap</text:span> ja fan servir <text:span text:style-name="Source_Text">border-box</text:span> i/o fixen explícitament aquesta propietat per al seu css.</text:p>
      <text:p text:style-name="First_20_paragraph">En qualsevol cas, el següent exemple ens mostra una forma més refinada de fer-ho:</text:p>
      <text:p text:style-name="P18">:root {</text:p>
      <text:p text:style-name="P19"><text:s text:c="2"/>box-sizing: border-box;</text:p>
      <text:p text:style-name="P20">}</text:p>
      <text:p text:style-name="P21"/>
      <text:p text:style-name="P22">*,</text:p>
      <text:p text:style-name="P23">::before,</text:p>
      <text:p text:style-name="P24">::after {</text:p>
      <text:p text:style-name="P25"><text:s text:c="2"/>box-sizing: inherit;</text:p>
      <text:p text:style-name="P26">}</text:p>
      <text:p text:style-name="First_20_paragraph">Establint <text:span text:style-name="Source_Text">box-sizing</text:span> a <text:span text:style-name="Source_Text">inherit</text:span> obrim la possibilitat de canviar aquesta propietat recursivament de forma selectiva a les parts que ens interessi del DOM (per exemple <text:span text:style-name="Source_Text">.oldCss {box-sizing: content-box;}</text:span>) mentre que la regla que hem definit sobre el selector <text:span text:style-name="Source_Text">:root</text:span> ens garanteix que la resta heredarà el valor <text:span text:style-name="Source_Text">border-box</text:span>.</text:p>
      <text:h text:style-name="Heading_20_2" text:outline-level="2">Marges</text:h>
      <text:h text:style-name="Heading_20_3" text:outline-level="3">Marges negatius</text:h>
      <text:h text:style-name="Heading_20_3" text:outline-level="3">Marges colapsats</text:h>
      <text:p text:style-name="First_20_paragraph"><text:span text:style-name="T1">Casos en que els marges no colapsen:</text:span></text:p>
      <text:list text:style-name="L9">
        <text:list-item>
          <text:p text:style-name="P27">Establint la propietat <text:span text:style-name="Source_Text">overflow</text:span> a qualsevol valor distint de <text:span text:style-name="Source_Text">visible</text:span> a un contenidor s'evita que els marges interiors colapsin amb els exteriors.</text:p>
        </text:list-item>
        <text:list-item>
          <text:p text:style-name="P27">Si hi ha una vorera (border) entre dos marges (per exemple transparent, si la volem fer servir com a truc per evitar el colapsament).</text:p>
        </text:list-item>
        <text:list-item>
          <text:p text:style-name="P27">Cap a fora d'un contenidor dels següents contenidors:</text:p>
          <text:list text:style-name="L10">
            <text:list-item>
              <text:p text:style-name="P28">Flotant ("floated")</text:p>
            </text:list-item>
            <text:list-item>
              <text:p text:style-name="P28">Amb la propietat <text:span text:style-name="Source_Text">display</text:span> a <text:span text:style-name="Source_Text">inline-block</text:span>.</text:p>
            </text:list-item>
            <text:list-item>
              <text:p text:style-name="P28">Amb posicionament absolut (<text:span text:style-name="Source_Text">position: absolute</text:span>) o fix (<text:span text:style-name="Source_Text">position: fixed</text:span>)</text:p>
            </text:list-item>
          </text:list>
        </text:list-item>
        <text:list-item>
          <text:p text:style-name="P27">A dins d'un contenidor flexbox (<text:span text:style-name="Source_Text">display: flex</text:span>) o grid (<text:span text:style-name="Source_Text">display: grid</text:span>).</text:p>
        </text:list-item>
        <text:list-item>
          <text:p text:style-name="P27">Els elements amb <text:span text:style-name="Source_Text">display: table-cell</text:span>, <text:span text:style-name="Source_Text">table-row</text:span> i la majoria de la resta de tipus de display de taules a excepció de <text:span text:style-name="Source_Text">table</text:span>, <text:span text:style-name="Source_Text">table-inline</text:span> i <text:span text:style-name="Source_Text">table-caption</text:span> no tenen marges, així que no poden colapsar.</text:p>
        </text:list-item>
      </text:list>
      <text:h text:style-name="Heading_20_2" text:outline-level="2">Voreres</text:h>
      <text:h text:style-name="Heading_20_1" text:outline-level="1">Javascript - Components CSS</text:h>
      <text:h text:style-name="Heading_20_2" text:outline-level="2">CSS Modular</text:h>
      <text:h text:style-name="Heading_20_2" text:outline-level="2">Components Javascript/jQuery + CS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Source_Text" style:family="text"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